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92e88" officeooo:paragraph-rsid="00192e88"/>
    </style:style>
    <style:style style:name="P2" style:family="paragraph" style:parent-style-name="Preformatted_20_Text">
      <style:paragraph-properties fo:line-height="115%"/>
      <style:text-properties style:font-name="Arial" officeooo:rsid="00192e88" officeooo:paragraph-rsid="00192e88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line-height="115%" fo:orphans="2" fo:widows="2" fo:text-indent="0cm" style:auto-text-indent="false"/>
      <style:text-properties fo:font-variant="normal" fo:text-transform="none" fo:color="#24292e" style:font-name="Arial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line-height="115%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15%" fo:orphans="2" fo:widows="2" fo:text-indent="0cm" style:auto-text-indent="false"/>
      <style:text-properties fo:font-variant="normal" fo:text-transform="none" fo:color="#24292e" style:font-name="Arial" fo:font-size="12pt" fo:letter-spacing="normal" fo:font-style="normal" fo:font-weight="normal"/>
    </style:style>
    <style:style style:name="P6" style:family="paragraph" style:parent-style-name="Text_20_body" style:list-style-name="L10">
      <style:paragraph-properties fo:margin-top="0cm" fo:margin-bottom="0.423cm" loext:contextual-spacing="false" fo:line-height="115%" fo:orphans="2" fo:widows="2"/>
      <style:text-properties fo:font-variant="normal" fo:text-transform="none" fo:color="#24292e" style:font-name="Arial" fo:font-size="12pt" fo:letter-spacing="normal" fo:font-style="normal" fo:font-weight="normal"/>
    </style:style>
    <style:style style:name="P7" style:family="paragraph" style:parent-style-name="Text_20_body" style:list-style-name="L13">
      <style:paragraph-properties fo:margin-top="0cm" fo:margin-bottom="0.423cm" loext:contextual-spacing="false" fo:line-height="115%" fo:orphans="2" fo:widows="2"/>
      <style:text-properties fo:font-variant="normal" fo:text-transform="none" fo:color="#24292e" style:font-name="Arial" fo:font-size="12pt" fo:letter-spacing="normal" fo:font-style="normal" fo:font-weight="normal"/>
    </style:style>
    <style:style style:name="P8" style:family="paragraph" style:parent-style-name="Text_20_body" style:list-style-name="L14">
      <style:paragraph-properties fo:margin-top="0cm" fo:margin-bottom="0.423cm" loext:contextual-spacing="false" fo:line-height="115%" fo:orphans="2" fo:widows="2"/>
      <style:text-properties fo:font-variant="normal" fo:text-transform="none" fo:color="#24292e" style:font-name="Arial" fo:font-size="12pt" fo:letter-spacing="normal" fo:font-style="normal" fo:font-weight="normal"/>
    </style:style>
    <style:style style:name="P9" style:family="paragraph" style:parent-style-name="Text_20_body" style:list-style-name="L15">
      <style:paragraph-properties fo:margin-top="0cm" fo:margin-bottom="0.423cm" loext:contextual-spacing="false" fo:line-height="115%" fo:orphans="2" fo:widows="2"/>
      <style:text-properties fo:font-variant="normal" fo:text-transform="none" fo:color="#24292e" style:font-name="Arial" fo:font-size="12pt" fo:letter-spacing="normal" fo:font-style="normal" fo:font-weight="normal"/>
    </style:style>
    <style:style style:name="P10" style:family="paragraph" style:parent-style-name="Text_20_body" style:list-style-name="L16">
      <style:paragraph-properties fo:margin-top="0cm" fo:margin-bottom="0.423cm" loext:contextual-spacing="false" fo:line-height="115%" fo:orphans="2" fo:widows="2"/>
      <style:text-properties fo:font-variant="normal" fo:text-transform="none" fo:color="#24292e" style:font-name="Arial" fo:font-size="12pt" fo:letter-spacing="normal" fo:font-style="normal" fo:font-weight="normal"/>
    </style:style>
    <style:style style:name="P11" style:family="paragraph" style:parent-style-name="Text_20_body" style:list-style-name="L10">
      <style:paragraph-properties fo:margin-top="0cm" fo:margin-bottom="0.423cm" loext:contextual-spacing="false" fo:line-height="115%" fo:orphans="2" fo:widows="2"/>
    </style:style>
    <style:style style:name="P12" style:family="paragraph" style:parent-style-name="Text_20_body" style:list-style-name="L11">
      <style:paragraph-properties fo:margin-top="0cm" fo:margin-bottom="0.423cm" loext:contextual-spacing="false" fo:line-height="115%" fo:orphans="2" fo:widows="2"/>
    </style:style>
    <style:style style:name="P13" style:family="paragraph" style:parent-style-name="Text_20_body" style:list-style-name="L12">
      <style:paragraph-properties fo:margin-top="0cm" fo:margin-bottom="0.423cm" loext:contextual-spacing="false" fo:line-height="115%" fo:orphans="2" fo:widows="2"/>
    </style:style>
    <style:style style:name="P14" style:family="paragraph" style:parent-style-name="Text_20_body" style:list-style-name="L13">
      <style:paragraph-properties fo:margin-top="0cm" fo:margin-bottom="0.423cm" loext:contextual-spacing="false" fo:line-height="115%" fo:orphans="2" fo:widows="2"/>
    </style:style>
    <style:style style:name="P15" style:family="paragraph" style:parent-style-name="Text_20_body" style:list-style-name="L14">
      <style:paragraph-properties fo:margin-top="0cm" fo:margin-bottom="0.423cm" loext:contextual-spacing="false" fo:line-height="115%" fo:orphans="2" fo:widows="2"/>
    </style:style>
    <style:style style:name="P16" style:family="paragraph" style:parent-style-name="Text_20_body" style:list-style-name="L15">
      <style:paragraph-properties fo:margin-top="0cm" fo:margin-bottom="0.423cm" loext:contextual-spacing="false" fo:line-height="115%" fo:orphans="2" fo:widows="2"/>
    </style:style>
    <style:style style:name="P17" style:family="paragraph" style:parent-style-name="Text_20_body" style:list-style-name="L17">
      <style:paragraph-properties fo:margin-top="0cm" fo:margin-bottom="0.423cm" loext:contextual-spacing="false" fo:line-height="115%" fo:orphans="2" fo:widows="2"/>
    </style:style>
    <style:style style:name="P18" style:family="paragraph" style:parent-style-name="Text_20_body" style:list-style-name="L18">
      <style:paragraph-properties fo:margin-top="0cm" fo:margin-bottom="0.423cm" loext:contextual-spacing="false" fo:line-height="115%" fo:orphans="2" fo:widows="2"/>
    </style:style>
    <style:style style:name="P19" style:family="paragraph" style:parent-style-name="Heading_20_2">
      <style:paragraph-properties fo:line-height="115%"/>
      <style:text-properties fo:font-variant="normal" fo:text-transform="none" fo:color="#24292e" style:font-name="Arial" fo:letter-spacing="normal" fo:font-style="normal" fo:font-weight="bold" officeooo:rsid="00192e88" officeooo:paragraph-rsid="00192e88"/>
    </style:style>
    <style:style style:name="P20" style:family="paragraph" style:parent-style-name="Heading_20_3">
      <style:paragraph-properties fo:margin-left="0cm" fo:margin-right="0cm" fo:margin-top="0.635cm" fo:margin-bottom="0.423cm" loext:contextual-spacing="false" fo:line-height="115%" fo:orphans="2" fo:widows="2" fo:text-indent="0cm" style:auto-text-indent="false"/>
      <style:text-properties fo:font-variant="normal" fo:text-transform="none" fo:color="#24292e" style:font-name="Arial" fo:letter-spacing="normal" fo:font-style="normal" fo:font-weight="bold"/>
    </style:style>
    <style:style style:name="T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366d6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366d6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24292e" fo:font-size="12pt" fo:letter-spacing="normal" fo:font-style="normal" fo:font-weight="normal"/>
    </style:style>
    <style:style style:name="T6" style:family="text">
      <style:text-properties fo:font-variant="normal" fo:text-transform="none" fo:color="#24292e" style:font-name="Arial" fo:font-size="12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Using Trello securely</text:h>
      <text:p text:style-name="P3">Government staff are responsible for checking the applications they use are secure. This guidance will help you use Trello to work securely with colleagues.</text:p>
      <text:p text:style-name="P3">Trello is a cloud application for managing projects and sharing tasks.</text:p>
      <text:h text:style-name="P20" text:outline-level="3"><text:bookmark text:name="user-content-secure-your-account"/>Secure your account</text:h>
      <text:p text:style-name="P3">Secure your Trello account by using:</text:p>
      <text:list xml:id="list3056313744642205681" text:style-name="L10">
        <text:list-item>
          <text:p text:style-name="P6">a password made up of 3 random words</text:p>
        </text:list-item>
        <text:list-item>
          <text:p text:style-name="P11"><text:a xlink:type="simple" xlink:href="http://help.trello.com/article/993-enabling-two-factor-authentication-for-your-trello-account" text:style-name="Internet_20_link" text:visited-style-name="Visited_20_Internet_20_Link"><text:span text:style-name="T3">two-factor authentication</text:span></text:a></text:p>
        </text:list-item>
        <text:list-item>
          <text:p text:style-name="P11"><text:span text:style-name="T6">a secure HTTPS connection (ensure this by using a </text:span><text:a xlink:type="simple" xlink:href="https://whatbrowser.org/" text:style-name="Internet_20_link" text:visited-style-name="Visited_20_Internet_20_Link"><text:span text:style-name="T3">modern browser</text:span></text:a><text:span text:style-name="T6"> or a </text:span><text:a xlink:type="simple" xlink:href="https://trello.com/platforms" text:style-name="Internet_20_link" text:visited-style-name="Visited_20_Internet_20_Link"><text:span text:style-name="T3">Trello client app</text:span></text:a></text:p>
        </text:list-item>
      </text:list>
      <text:p text:style-name="P3">Contact your Trello administrator if you:</text:p>
      <text:list xml:id="list8534574841443306672" text:style-name="L11">
        <text:list-item>
          <text:p text:style-name="P12"><text:span text:style-name="T6">think someone may have accessed your account (you should also </text:span><text:a xlink:type="simple" xlink:href="https://trello.com/forgot?user=" text:style-name="Internet_20_link" text:visited-style-name="Visited_20_Internet_20_Link"><text:span text:style-name="T3">change your password immediately</text:span></text:a></text:p>
        </text:list-item>
        <text:list-item>
          <text:p text:style-name="P12"><text:span text:style-name="T6">lose a device that can access Trello (you should also </text:span><text:a xlink:type="simple" xlink:href="http://help.trello.com/article/766-logging-out-of-trello" text:style-name="Internet_20_link" text:visited-style-name="Visited_20_Internet_20_Link"><text:span text:style-name="T3">sign yourself out of other sessions</text:span></text:a></text:p>
        </text:list-item>
      </text:list>
      <text:h text:style-name="P20" text:outline-level="3"><text:bookmark text:name="user-content-protect-your-data"/>Protect your data</text:h>
      <text:p text:style-name="P3">To protect your data when using Trello, make sure you:</text:p>
      <text:list xml:id="list4191812114491083000" text:style-name="L12">
        <text:list-item>
          <text:p text:style-name="P13"><text:span text:style-name="T6">don't use Trello to store </text:span><text:a xlink:type="simple" xlink:href="https://ico.org.uk/for-organisations/guide-to-data-protection/key-definitions/" text:style-name="Internet_20_link" text:visited-style-name="Visited_20_Internet_20_Link"><text:span text:style-name="T3">sensitive, personal</text:span></text:a><text:span text:style-name="T6">, or other high value data (like commercial or financial information) that could cause harm if lost or exposed</text:span></text:p>
        </text:list-item>
        <text:list-item>
          <text:p text:style-name="P13"><text:span text:style-name="T6">create </text:span><text:a xlink:type="simple" xlink:href="http://help.trello.com/article/789-changing-the-visibility-of-a-board-to-public-private-or-team" text:style-name="Internet_20_link" text:visited-style-name="Visited_20_Internet_20_Link"><text:span text:style-name="T3">public and private boards</text:span></text:a><text:span text:style-name="T6"> as appropriate</text:span></text:p>
        </text:list-item>
        <text:list-item>
          <text:p text:style-name="P13"><text:span text:style-name="T6">don’t connect Trello to </text:span><text:a xlink:type="simple" xlink:href="https://trello.com/integrations" text:style-name="Internet_20_link" text:visited-style-name="Visited_20_Internet_20_Link"><text:span text:style-name="T3">other services</text:span></text:a></text:p>
        </text:list-item>
      </text:list>
      <text:p text:style-name="P3">When using Trello, you should also be aware that content can be:</text:p>
      <text:list xml:id="list6766683485097132642" text:style-name="L13">
        <text:list-item>
          <text:p text:style-name="P14"><text:span text:style-name="T6">disclosed publicly under the </text:span><text:a xlink:type="simple" xlink:href="https://ico.org.uk/for-organisations/guide-to-freedom-of-information/what-is-the-foi-act/" text:style-name="Internet_20_link" text:visited-style-name="Visited_20_Internet_20_Link"><text:span text:style-name="T3">Freedom of Information Act</text:span></text:a><text:span text:style-name="T6">, as could any information held by government</text:span></text:p>
        </text:list-item>
        <text:list-item>
          <text:p text:style-name="P7">retrieved by board owners or central administrators in paid Trello accounts</text:p>
        </text:list-item>
        <text:list-item>
          <text:p text:style-name="P7">seen by Trello staff (card titles show up in Trello system logs, so choose them carefully)</text:p>
        </text:list-item>
      </text:list>
      <text:p text:style-name="P4"><text:soft-page-break/><text:span text:style-name="T6">Trello </text:span><text:a xlink:type="simple" xlink:href="https://www.privacyshield.gov/participant?id=a2zt0000000TOWpAAO" text:style-name="Internet_20_link" text:visited-style-name="Visited_20_Internet_20_Link"><text:span text:style-name="T3">signed-up</text:span></text:a><text:span text:style-name="T6"> to the </text:span><text:a xlink:type="simple" xlink:href="https://www.privacyshield.gov/welcome" text:style-name="Internet_20_link" text:visited-style-name="Visited_20_Internet_20_Link"><text:span text:style-name="T3">EU-US Privacy Shield</text:span></text:a><text:span text:style-name="T6"> which requires them to follow European data protection requirements for European customers. </text:span><text:a xlink:type="simple" xlink:href="https://trello.com/privacy" text:style-name="Internet_20_link" text:visited-style-name="Visited_20_Internet_20_Link"><text:span text:style-name="T3">You own the data</text:span></text:a><text:span text:style-name="T6"> you put in Trello, and their technical security is similar to other popular public cloud services.</text:span></text:p>
      <text:h text:style-name="P20" text:outline-level="3"><text:bookmark text:name="user-content-managing-information"/>Managing information</text:h>
      <text:p text:style-name="P3">You must record or summarise important work in a permanent record at regular intervals or at the end of a piece of work.</text:p>
      <text:p text:style-name="P3">Make sure you don’t lose content by:</text:p>
      <text:list xml:id="list2595582744661712490" text:style-name="L14">
        <text:list-item>
          <text:p text:style-name="P8">creating a permanent record of shared information at regular intervals or at the end of a piece of work</text:p>
        </text:list-item>
        <text:list-item>
          <text:p text:style-name="P8">using your document storage or email service to capture important discussions or decisions (name the data so it can be found later)</text:p>
        </text:list-item>
        <text:list-item>
          <text:p text:style-name="P8">including a link to the Trello board in related documents</text:p>
        </text:list-item>
        <text:list-item>
          <text:p text:style-name="P8">share boards that may be of historical interest with your information management team</text:p>
        </text:list-item>
        <text:list-item>
          <text:p text:style-name="P15"><text:span text:style-name="T6">delete old cards of no historical value to reduce the volume of data that needs to be managed - </text:span><text:a xlink:type="simple" xlink:href="http://help.trello.com/customer/portal/articles/935742-archiving-and-deleting-cards" text:style-name="Internet_20_link" text:visited-style-name="Visited_20_Internet_20_Link"><text:span text:style-name="T3">archived first then delete</text:span></text:a></text:p>
        </text:list-item>
        <text:list-item>
          <text:p text:style-name="P15"><text:a xlink:type="simple" xlink:href="http://help.trello.com/article/801-deleting-a-board" text:style-name="Internet_20_link" text:visited-style-name="Visited_20_Internet_20_Link"><text:span text:style-name="T3">close boards</text:span></text:a><text:span text:style-name="T6"> when they are no longer needed</text:span></text:p>
        </text:list-item>
      </text:list>
      <text:p text:style-name="P3">You can export data from Trello by:</text:p>
      <text:list xml:id="list4060322851687750930" text:style-name="L15">
        <text:list-item>
          <text:p text:style-name="P9">copying and pasting the text (while noting the date)</text:p>
        </text:list-item>
        <text:list-item>
          <text:p text:style-name="P16"><text:a xlink:type="simple" xlink:href="http://help.trello.com/article/812-printing-in-trello" text:style-name="Internet_20_link" text:visited-style-name="Visited_20_Internet_20_Link"><text:span text:style-name="T3">print</text:span></text:a><text:span text:style-name="T6"> to a PDF</text:span></text:p>
        </text:list-item>
        <text:list-item>
          <text:p text:style-name="P16"><text:a xlink:type="simple" xlink:href="http://help.trello.com/article/747-exporting-data-from-trello-1" text:style-name="Internet_20_link" text:visited-style-name="Visited_20_Internet_20_Link"><text:span text:style-name="T3">export to CSV</text:span></text:a><text:span text:style-name="T6"> if you have a Business Class (paid for) account</text:span></text:p>
        </text:list-item>
        <text:list-item>
          <text:p text:style-name="P9">taking a screenshot</text:p>
        </text:list-item>
        <text:list-item>
          <text:p text:style-name="P16"><text:span text:style-name="T6">asking your administrator for </text:span><text:a xlink:type="simple" xlink:href="http://help.trello.com/article/747-exporting-data-from-trello-1" text:style-name="Internet_20_link" text:visited-style-name="Visited_20_Internet_20_Link"><text:span text:style-name="T3">an export</text:span></text:a></text:p>
        </text:list-item>
      </text:list>
      <text:h text:style-name="P20" text:outline-level="3"><text:bookmark text:name="user-content-getting-started"/>Getting started</text:h>
      <text:p text:style-name="P3">Ensure your account looks official and similar to other government Trello accounts by:</text:p>
      <text:list xml:id="list585444892770404224" text:style-name="L16">
        <text:list-item>
          <text:p text:style-name="P10">setting your username to first_last_organisation (for example alex_black_moj)</text:p>
        </text:list-item>
        <text:list-item>
          <text:p text:style-name="P10">use a recognisable profile photo</text:p>
        </text:list-item>
        <text:list-item>
          <text:p text:style-name="P10">add your role to the Bio section</text:p>
        </text:list-item>
      </text:list>
      <text:p text:style-name="P4"><text:soft-page-break/><text:span text:style-name="T6">Your Trello profile </text:span><text:a xlink:type="simple" xlink:href="https://trello.com/nick_woodcraft_gds" text:style-name="Internet_20_link" text:visited-style-name="Visited_20_Internet_20_Link"><text:span text:style-name="T3">is public</text:span></text:a><text:span text:style-name="T6">, but doesn’t show up in web searches or include activity, comments, cards, organisation, or other details.</text:span></text:p>
      <text:p text:style-name="P4"><text:span text:style-name="T6">You can alert others to content you have shared on Trello using @mention in a card comment (for example @alex_black_moj). Take the </text:span><text:a xlink:type="simple" xlink:href="https://trello.com/tour" text:style-name="Internet_20_link" text:visited-style-name="Visited_20_Internet_20_Link"><text:span text:style-name="T3">Trello tour</text:span></text:a><text:span text:style-name="T6"> to find out more.</text:span></text:p>
      <text:h text:style-name="P20" text:outline-level="3"><text:bookmark text:name="user-content-getting-help"/>Getting help</text:h>
      <text:p text:style-name="P3">For help using Trello, you can use their:</text:p>
      <text:list xml:id="list2663062915708500429" text:style-name="L17">
        <text:list-item>
          <text:p text:style-name="P17"><text:a xlink:type="simple" xlink:href="https://trello.com/guide" text:style-name="Internet_20_link" text:visited-style-name="Visited_20_Internet_20_Link"><text:span text:style-name="T3">getting started guide</text:span></text:a></text:p>
        </text:list-item>
        <text:list-item>
          <text:p text:style-name="P17"><text:a xlink:type="simple" xlink:href="http://help.trello.com/" text:style-name="Internet_20_link" text:visited-style-name="Visited_20_Internet_20_Link"><text:span text:style-name="T3">help pages</text:span></text:a></text:p>
        </text:list-item>
      </text:list>
      <text:p text:style-name="P3">Trello offer support through a:</text:p>
      <text:list xml:id="list5300543379345559157" text:style-name="L18">
        <text:list-item>
          <text:p text:style-name="P18"><text:a xlink:type="simple" xlink:href="https://trello.com/contact" text:style-name="Internet_20_link" text:visited-style-name="Visited_20_Internet_20_Link"><text:span text:style-name="T3">support page</text:span></text:a></text:p>
        </text:list-item>
        <text:list-item>
          <text:p text:style-name="P18"><text:a xlink:type="simple" xlink:href="http://www.trellostatus.com/" text:style-name="Internet_20_link" text:visited-style-name="Visited_20_Internet_20_Link"><text:span text:style-name="T3">status page</text:span></text:a></text:p>
        </text:list-item>
      </text:list>
      <text:p text:style-name="P5">You may also get help from your internal IT team if they have agreed to do i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5:58:28.965000000</dc:date>
    <meta:editing-duration>PT3M42S</meta:editing-duration>
    <meta:editing-cycles>1</meta:editing-cycles>
    <meta:document-statistic meta:table-count="0" meta:image-count="0" meta:object-count="0" meta:page-count="3" meta:paragraph-count="51" meta:word-count="575" meta:character-count="3286" meta:non-whitespace-character-count="2791"/>
    <meta:generator>LibreOffice/5.2.7.2$Windows_x86 LibreOffice_project/2b7f1e640c46ceb28adf43ee075a6e8b8439ed10</meta:generator>
  </office:meta>
</office:document-meta>
</file>